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13cm"/>
    </style:style>
    <style:style style:name="Table1.B" style:family="table-column">
      <style:table-column-properties style:column-width="2.778cm"/>
    </style:style>
    <style:style style:name="Table1.C" style:family="table-column">
      <style:table-column-properties style:column-width="10.821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13.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rsid="000b7fda" officeooo:paragraph-rsid="000b7fda"/>
    </style:style>
    <style:style style:name="P2" style:family="paragraph" style:parent-style-name="Table_20_Contents">
      <style:paragraph-properties fo:text-align="center" style:justify-single-word="false"/>
      <style:text-properties officeooo:rsid="000b7fda" officeooo:paragraph-rsid="000b7fda"/>
    </style:style>
    <style:style style:name="P3" style:family="paragraph" style:parent-style-name="Table_20_Contents">
      <style:paragraph-properties fo:text-align="start" style:justify-single-word="false"/>
      <style:text-properties officeooo:rsid="000caab4" officeooo:paragraph-rsid="000caab4"/>
    </style:style>
    <style:style style:name="P4" style:family="paragraph" style:parent-style-name="Table_20_Contents">
      <style:paragraph-properties fo:text-align="center" style:justify-single-word="false"/>
      <style:text-properties officeooo:rsid="000caab4" officeooo:paragraph-rsid="000caab4"/>
    </style:style>
    <style:style style:name="P5" style:family="paragraph" style:parent-style-name="Table_20_Contents">
      <style:paragraph-properties fo:text-align="start" style:justify-single-word="false"/>
      <style:text-properties officeooo:rsid="000d2713" officeooo:paragraph-rsid="000d2713"/>
    </style:style>
    <style:style style:name="P6" style:family="paragraph" style:parent-style-name="Table_20_Contents">
      <style:paragraph-properties fo:text-align="center" style:justify-single-word="false"/>
      <style:text-properties officeooo:rsid="000d2713" officeooo:paragraph-rsid="000d2713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caab4" officeooo:paragraph-rsid="000caab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caab4" officeooo:paragraph-rsid="000caab4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e18a7" officeooo:paragraph-rsid="000e18a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officeooo:rsid="000e18a7" officeooo:paragraph-rsid="000e18a7"/>
    </style:style>
    <style:style style:name="P12" style:family="paragraph" style:parent-style-name="Table_20_Contents">
      <style:paragraph-properties fo:text-align="center" style:justify-single-word="false"/>
      <style:text-properties officeooo:rsid="000e18a7" officeooo:paragraph-rsid="000e18a7"/>
    </style:style>
    <style:style style:name="P13" style:family="paragraph" style:parent-style-name="Table_20_Contents">
      <style:paragraph-properties fo:text-align="start" style:justify-single-word="false"/>
      <style:text-properties officeooo:rsid="00106ad5" officeooo:paragraph-rsid="00106ad5"/>
    </style:style>
    <style:style style:name="P14" style:family="paragraph" style:parent-style-name="Table_20_Contents">
      <style:paragraph-properties fo:text-align="center" style:justify-single-word="false"/>
      <style:text-properties officeooo:rsid="00106ad5" officeooo:paragraph-rsid="00106ad5"/>
    </style:style>
    <style:style style:name="P15" style:family="paragraph" style:parent-style-name="Table_20_Contents">
      <style:paragraph-properties fo:text-align="start" style:justify-single-word="false"/>
      <style:text-properties officeooo:rsid="00108c19" officeooo:paragraph-rsid="001741bc"/>
    </style:style>
    <style:style style:name="P16" style:family="paragraph" style:parent-style-name="Table_20_Contents">
      <style:paragraph-properties fo:text-align="center" style:justify-single-word="false"/>
      <style:text-properties officeooo:rsid="00108c19" officeooo:paragraph-rsid="00108c19"/>
    </style:style>
    <style:style style:name="P17" style:family="paragraph" style:parent-style-name="Table_20_Contents">
      <style:paragraph-properties fo:text-align="center" style:justify-single-word="false"/>
      <style:text-properties officeooo:rsid="0023ca13" officeooo:paragraph-rsid="0023ca13"/>
    </style:style>
    <style:style style:name="P18" style:family="paragraph" style:parent-style-name="Table_20_Contents">
      <style:paragraph-properties fo:text-align="start" style:justify-single-word="false"/>
      <style:text-properties officeooo:rsid="0023ca13" officeooo:paragraph-rsid="0023ca13"/>
    </style:style>
    <style:style style:name="P1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9956" officeooo:paragraph-rsid="000a9956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9956" officeooo:paragraph-rsid="000a9956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bd4e" officeooo:paragraph-rsid="0014bd4e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61e19" officeooo:paragraph-rsid="00161e19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a9956" officeooo:paragraph-rsid="000a9956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text-underline-style="none" fo:font-weight="bold" officeooo:rsid="00161e19" officeooo:paragraph-rsid="00161e19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text-underline-style="none" fo:font-weight="normal" officeooo:rsid="000a9956" officeooo:paragraph-rsid="000a9956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0b7fda" officeooo:paragraph-rsid="000b7fd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underline-style="none" fo:font-weight="normal" officeooo:rsid="000b7fda" officeooo:paragraph-rsid="000a9956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text-underline-style="none" fo:font-weight="normal" officeooo:rsid="000d3169" officeooo:paragraph-rsid="000d3169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0e18a7" officeooo:paragraph-rsid="000e18a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fo:font-weight="normal" officeooo:rsid="0012942a" officeooo:paragraph-rsid="0012942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underline-style="none" fo:font-weight="normal" officeooo:rsid="0014bd4e" officeooo:paragraph-rsid="0014bd4e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underline-style="none" fo:font-weight="normal" officeooo:rsid="00161e19" officeooo:paragraph-rsid="00161e19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underline-style="none" fo:font-weight="normal" officeooo:rsid="00198dfa" officeooo:paragraph-rsid="0014bd4e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d3169" officeooo:paragraph-rsid="000d3169" style:font-weight-asian="normal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108c19" officeooo:paragraph-rsid="00108c19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text-underline-style="none" fo:font-weight="normal" officeooo:rsid="00161e19" officeooo:paragraph-rsid="00161e19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underline-style="none" fo:font-weight="normal" officeooo:rsid="0027ceac" officeooo:paragraph-rsid="0027ceac" style:font-weight-asian="normal" style:font-weight-complex="normal"/>
    </style:style>
    <style:style style:name="T1" style:family="text">
      <style:text-properties officeooo:rsid="000e18a7"/>
    </style:style>
    <style:style style:name="T2" style:family="text">
      <style:text-properties officeooo:rsid="0010031e"/>
    </style:style>
    <style:style style:name="T3" style:family="text">
      <style:text-properties officeooo:rsid="00108145"/>
    </style:style>
    <style:style style:name="T4" style:family="text">
      <style:text-properties officeooo:rsid="0012176b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2176b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176b" style:font-style-asian="normal" style:font-style-complex="normal"/>
    </style:style>
    <style:style style:name="T9" style:family="text">
      <style:text-properties fo:font-style="normal" officeooo:rsid="00198dfa" style:font-style-asian="normal" style:font-style-complex="normal"/>
    </style:style>
    <style:style style:name="T10" style:family="text">
      <style:text-properties fo:font-style="normal" officeooo:rsid="0023ca13" style:font-style-asian="normal" style:font-style-complex="normal"/>
    </style:style>
    <style:style style:name="T11" style:family="text">
      <style:text-properties officeooo:rsid="00141c05"/>
    </style:style>
    <style:style style:name="T12" style:family="text">
      <style:text-properties officeooo:rsid="0014bd4e"/>
    </style:style>
    <style:style style:name="T13" style:family="text">
      <style:text-properties officeooo:rsid="001741bc"/>
    </style:style>
    <style:style style:name="T14" style:family="text">
      <style:text-properties officeooo:rsid="001ab263"/>
    </style:style>
    <style:style style:name="T15" style:family="text">
      <style:text-properties officeooo:rsid="001c616d"/>
    </style:style>
    <style:style style:name="T16" style:family="text">
      <style:text-properties officeooo:rsid="00212b51"/>
    </style:style>
    <style:style style:name="T17" style:family="text">
      <style:text-properties officeooo:rsid="0023ca13"/>
    </style:style>
    <style:style style:name="T18" style:family="text">
      <style:text-properties officeooo:rsid="0027ce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Input Formats</text:p>
      <text:p text:style-name="P19"/>
      <text:p text:style-name="P20">MUSIC format</text:p>
      <text:p text:style-name="P23"/>
      <text:p text:style-name="P25">Music format uses double // for comments, := for assignments, and | to seperate bar content. <text:span text:style-name="T12">Case is all lower, whatever you input.</text:span>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Key</text:p>
          </table:table-cell>
          <table:table-cell table:style-name="Table1.A1" office:value-type="string">
            <text:p text:style-name="P8">Default</text:p>
          </table:table-cell>
          <table:table-cell table:style-name="Table1.C1" office:value-type="string">
            <text:p text:style-name="P7">Description</text:p>
          </table:table-cell>
        </table:table-row>
        <table:table-row>
          <table:table-cell table:style-name="Table1.A2" office:value-type="string">
            <text:p text:style-name="P2">title</text:p>
          </table:table-cell>
          <table:table-cell table:style-name="Table1.A2" office:value-type="string">
            <text:p text:style-name="P2">(derived from file name)</text:p>
          </table:table-cell>
          <table:table-cell table:style-name="Table1.C2" office:value-type="string">
            <text:p text:style-name="P1">title of song</text:p>
          </table:table-cell>
        </table:table-row>
        <table:table-row>
          <table:table-cell table:style-name="Table1.A2" office:value-type="string">
            <text:p text:style-name="P2">composer</text:p>
          </table:table-cell>
          <table:table-cell table:style-name="Table1.A2" office:value-type="string">
            <text:p text:style-name="P10">“”</text:p>
          </table:table-cell>
          <table:table-cell table:style-name="Table1.C3" office:value-type="string">
            <text:p text:style-name="P1">composer of song</text:p>
          </table:table-cell>
        </table:table-row>
        <table:table-row>
          <table:table-cell table:style-name="Table1.A2" office:value-type="string">
            <text:p text:style-name="P2">instrument</text:p>
          </table:table-cell>
          <table:table-cell table:style-name="Table1.A2" office:value-type="string">
            <text:p text:style-name="P4">mandatory</text:p>
          </table:table-cell>
          <table:table-cell table:style-name="Table1.C4" office:value-type="string">
            <text:p text:style-name="P3">dulcimer, strumstick, loog, merlin, ukulele, mandolin, guitar</text:p>
          </table:table-cell>
        </table:table-row>
        <table:table-row>
          <table:table-cell table:style-name="Table1.A2" office:value-type="string">
            <text:p text:style-name="P4">Tuning</text:p>
          </table:table-cell>
          <table:table-cell table:style-name="Table1.A2" office:value-type="string">
            <text:p text:style-name="P4">(depends)</text:p>
          </table:table-cell>
          <table:table-cell table:style-name="Table1.C5" office:value-type="string">
            <text:p text:style-name="P3">tuning. the default is instrument dependent, but for a ukulele this would be g4,c4,a4,e4 – the ‘lowest’ string first.</text:p>
          </table:table-cell>
        </table:table-row>
        <table:table-row>
          <table:table-cell table:style-name="Table1.A2" office:value-type="string">
            <text:p text:style-name="P4">capo</text:p>
          </table:table-cell>
          <table:table-cell table:style-name="Table1.A2" office:value-type="string">
            <text:p text:style-name="P4">0</text:p>
          </table:table-cell>
          <table:table-cell table:style-name="Table1.C6" office:value-type="string">
            <text:p text:style-name="P5">all fret positions are at least this.</text:p>
          </table:table-cell>
        </table:table-row>
        <table:table-row>
          <table:table-cell table:style-name="Table1.A2" office:value-type="string">
            <text:p text:style-name="P4">tempo</text:p>
          </table:table-cell>
          <table:table-cell table:style-name="Table1.A2" office:value-type="string">
            <text:p text:style-name="P6">100</text:p>
          </table:table-cell>
          <table:table-cell table:style-name="Table1.C7" office:value-type="string">
            <text:p text:style-name="P5">beats per minute</text:p>
          </table:table-cell>
        </table:table-row>
        <table:table-row>
          <table:table-cell table:style-name="Table1.A2" office:value-type="string">
            <text:p text:style-name="P4"><text:span text:style-name="T17">b</text:span>eats</text:p>
          </table:table-cell>
          <table:table-cell table:style-name="Table1.A2" office:value-type="string">
            <text:p text:style-name="P6">4</text:p>
          </table:table-cell>
          <table:table-cell table:style-name="Table1.C9" office:value-type="string">
            <text:p text:style-name="P5">beats per bar</text:p>
          </table:table-cell>
        </table:table-row>
        <table:table-row>
          <table:table-cell table:style-name="Table1.A2" office:value-type="string">
            <text:p text:style-name="P17">chord.xxx</text:p>
          </table:table-cell>
          <table:table-cell table:style-name="Table1.A2" office:value-type="string">
            <text:p text:style-name="P17">Fretting</text:p>
          </table:table-cell>
          <table:table-cell table:style-name="Table1.C9" office:value-type="string">
            <text:p text:style-name="P18">Defines fretting for a chord (format as below)</text:p>
          </table:table-cell>
        </table:table-row>
      </table:table>
      <text:p text:style-name="P26"/>
      <text:p text:style-name="P28">Bars consist of the following elements:</text:p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Element</text:p>
          </table:table-cell>
          <table:table-cell table:style-name="Table2.B1" office:value-type="string">
            <text:p text:style-name="P9">Description</text:p>
          </table:table-cell>
        </table:table-row>
        <table:table-row>
          <table:table-cell table:style-name="Table2.A2" office:value-type="string">
            <text:p text:style-name="P16"><text:span text:style-name="T11">f</text:span>ff&lt;timing&gt;</text:p>
          </table:table-cell>
          <table:table-cell table:style-name="Table2.B6" office:value-type="string">
            <text:p text:style-name="P15">A set of frets, representing a strum. These are numbered 0123456789 (t)en ele(v)en t(w)elve t(h)irteen fo(u)rteen f(i)fteen si(x)teen se(v)enteen and can be post modified with a ‘+’ <text:span text:style-name="T13">and a ‘^’ </text:span><text:s/>(up one semitone). <text:s/><text:span text:style-name="T13">The + is part of the fret name (e.g. 6 and 6+ are different frets), whereas 6+^ indicates this string is fretted at 6+ and bent. <text:s/></text:span>By default one beat in length. . <text:span text:style-name="T4">is used for don’t play These are as read top to bottom on normal tab, so in 123 1 is the </text:span><text:span text:style-name="T6">highest</text:span><text:span text:style-name="T8"> string. <text:s/></text:span><text:span text:style-name="T10">Lower . strings can be omitted</text:span></text:p>
          </table:table-cell>
        </table:table-row>
        <table:table-row>
          <table:table-cell table:style-name="Table2.A2" office:value-type="string">
            <text:p text:style-name="P12">&amp;&lt;timing&gt;</text:p>
          </table:table-cell>
          <table:table-cell table:style-name="Table2.B6" office:value-type="string">
            <text:p text:style-name="P11">A rest, of one beat unmodified.</text:p>
          </table:table-cell>
        </table:table-row>
        <table:table-row>
          <table:table-cell table:style-name="Table2.A2" office:value-type="string">
            <text:p text:style-name="P12">“xxxxx”</text:p>
          </table:table-cell>
          <table:table-cell table:style-name="Table2.B6" office:value-type="string">
            <text:p text:style-name="P11">Sets the lyric for this bar, the default being no lyric</text:p>
          </table:table-cell>
        </table:table-row>
        <table:table-row>
          <table:table-cell table:style-name="Table2.A2" office:value-type="string">
            <text:p text:style-name="P12">[Dm:n]</text:p>
          </table:table-cell>
          <table:table-cell table:style-name="Table2.B6" office:value-type="string">
            <text:p text:style-name="P11">Chord at beat n (:n is optional and defaults to 1), sets the chords from beat n to the end of the bar. <text:span text:style-name="T2">There is no correspondence between this and the lyric content. <text:s/>Chords are (at present) defined in the header.</text:span></text:p>
          </table:table-cell>
        </table:table-row>
        <table:table-row>
          <table:table-cell table:style-name="Table2.A2" office:value-type="string">
            <text:p text:style-name="P12">[:n]</text:p>
          </table:table-cell>
          <table:table-cell table:style-name="Table2.B6" office:value-type="string">
            <text:p text:style-name="P11">Sets no chord from :n to the end of the bar , again :n is optional and defaults to one.</text:p>
          </table:table-cell>
        </table:table-row>
        <table:table-row>
          <table:table-cell table:style-name="Table2.A2" office:value-type="string">
            <text:p text:style-name="P14">{xxxxxxxx}</text:p>
          </table:table-cell>
          <table:table-cell table:style-name="Table2.B7" office:value-type="string">
            <text:p text:style-name="P13">Sets the strum pattern for the bar, there being beats x 2 characters. Strum on every half beat if there is not a space . <text:span text:style-name="T3">o</text:span>r – present. <text:span text:style-name="T16">There can be only one strum pattern per bar.</text:span></text:p>
          </table:table-cell>
        </table:table-row>
      </table:table>
      <text:p text:style-name="P28"/>
      <text:p text:style-name="P30">Timing elements are o (+1 beat) - (-1/2 beat) = (-3/4 beat) o (50% extra beat)</text:p>
      <text:p text:style-name="P21">JSON Format</text:p>
      <text:p text:style-name="P21"/>
      <text:p text:style-name="P31">From this is produced the JSON format. This consists of assignments on a 1-1 basis, and an array item “bars” which contains one bar per string.</text:p>
      <text:p text:style-name="P33"/>
      <text:p text:style-name="P32"><text:soft-page-break/>Bar elements are joined with semicolons. There are two <text:span text:style-name="T14">types</text:span>. Lyrics are encoded with angle brackets &lt;&gt; and individual note events are encoded as follows.</text:p>
      <text:p text:style-name="P32"/>
      <text:p text:style-name="P24">abc<text:span text:style-name="T18">[xx]</text:span>-nn</text:p>
      <text:p text:style-name="P24"/>
      <text:p text:style-name="P32">All fretting values are letters a-z representing values 0-25. a is the lowest fret (0) and c the highest (25). These values are <text:span text:style-name="T5">chromatic</text:span><text:span text:style-name="T7"> irrespective of the instrument. <text:s/></text:span><text:span text:style-name="T9">Unfretted values use ‘.’</text:span></text:p>
      <text:p text:style-name="P32"/>
      <text:p text:style-name="P32">Note: this means the entry is reversed, so 302 would be encoded as cad c = 3 a = 0 d = 2</text:p>
      <text:p text:style-name="P32"/>
      <text:p text:style-name="P32">nn is a 2 digit number which is the number of quarterbeats to the next ‘event’ (normally a strum). Nn cannot be zero.</text:p>
      <text:p text:style-name="P32"/>
      <text:p text:style-name="P37">xx is the chord name. The [xx] part is optional.</text:p>
      <text:p text:style-name="P32"/>
      <text:p text:style-name="P22">Instrument Info</text:p>
      <text:p text:style-name="P31"/>
      <text:p text:style-name="P28">For each instrument we have to :</text:p>
      <text:p text:style-name="P28"/>
      <text:list xml:id="list24738424" text:style-name="L1">
        <text:list-item>
          <text:p text:style-name="P34"><text:span text:style-name="T1">M</text:span>ap fretting positions to and from chromatic ones. <text:span text:style-name="T1">Probably the best way is to have a function which iterates the frets available ; their ‘names’ and their chromatic offsets, from which mappers can be created.</text:span></text:p>
        </text:list-item>
        <text:list-item>
          <text:p text:style-name="P34">have a default tuning</text:p>
        </text:list-item>
        <text:list-item>
          <text:p text:style-name="P34">have a full name.</text:p>
        </text:list-item>
        <text:list-item>
          <text:p text:style-name="P35">Possibly invert tab</text:p>
          <text:p text:style-name="P34"/>
        </text:list-item>
      </text:list>
      <text:p text:style-name="P29">These will be Python subclasses, which generate .ts files for use in the player, <text:span text:style-name="T15">which will simply be strings with this data mashed toge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44:43.825342958</meta:creation-date>
    <meta:generator>LibreOffice/5.4.1.2$Linux_X86_64 LibreOffice_project/40m0$Build-2</meta:generator>
    <dc:date>2017-12-04T21:01:33.639886306</dc:date>
    <meta:editing-duration>PT39M16S</meta:editing-duration>
    <meta:editing-cycles>29</meta:editing-cycles>
    <meta:document-statistic meta:table-count="2" meta:image-count="0" meta:object-count="0" meta:page-count="2" meta:paragraph-count="61" meta:word-count="565" meta:character-count="3092" meta:non-whitespace-character-count="2584"/>
  </office:meta>
</office:document-meta>
</file>